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111.09pt"/>
    </style:style>
    <style:style style:name="co4" style:family="table-column">
      <style:table-column-properties fo:break-before="auto" style:column-width="52.41pt"/>
    </style:style>
    <style:style style:name="co5" style:family="table-column">
      <style:table-column-properties fo:break-before="auto" style:column-width="119.06pt"/>
    </style:style>
    <style:style style:name="co6" style:family="table-column">
      <style:table-column-properties fo:break-before="auto" style:column-width="207.95pt"/>
    </style:style>
    <style:style style:name="co7" style:family="table-column">
      <style:table-column-properties fo:break-before="auto" style:column-width="144.45pt"/>
    </style:style>
    <style:style style:name="co8" style:family="table-column">
      <style:table-column-properties fo:break-before="auto" style:column-width="88.16pt"/>
    </style:style>
    <style:style style:name="co9" style:family="table-column">
      <style:table-column-properties fo:break-before="auto" style:column-width="115.06pt"/>
    </style:style>
    <style:style style:name="co10" style:family="table-column">
      <style:table-column-properties fo:break-before="auto" style:column-width="67.44pt"/>
    </style:style>
    <style:style style:name="co11" style:family="table-column">
      <style:table-column-properties fo:break-before="auto" style:column-width="155.54pt"/>
    </style:style>
    <style:style style:name="co12" style:family="table-column">
      <style:table-column-properties fo:break-before="auto" style:column-width="208.74pt"/>
    </style:style>
    <style:style style:name="co13" style:family="table-column">
      <style:table-column-properties fo:break-before="auto" style:column-width="312.75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140.51pt"/>
    </style:style>
    <style:style style:name="co16" style:family="table-column">
      <style:table-column-properties fo:break-before="auto" style:column-width="162.74pt"/>
    </style:style>
    <style:style style:name="co17" style:family="table-column">
      <style:table-column-properties fo:break-before="auto" style:column-width="134.11pt"/>
    </style:style>
    <style:style style:name="co18" style:family="table-column">
      <style:table-column-properties fo:break-before="auto" style:column-width="165.06pt"/>
    </style:style>
    <style:style style:name="co19" style:family="table-column">
      <style:table-column-properties fo:break-before="auto" style:column-width="171.44pt"/>
    </style:style>
    <style:style style:name="co20" style:family="table-column">
      <style:table-column-properties fo:break-before="auto" style:column-width="115.91pt"/>
    </style:style>
    <style:style style:name="co21" style:family="table-column">
      <style:table-column-properties fo:break-before="auto" style:column-width="152.39pt"/>
    </style:style>
    <style:style style:name="co22" style:family="table-column">
      <style:table-column-properties fo:break-before="auto" style:column-width="13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IACME_20_v1.0_20_cell_20_migration_20_specific">
      <style:table-properties table:display="true" style:writing-mode="lr-tb"/>
    </style:style>
    <style:style style:name="ta2" style:family="table" style:master-page-name="PageStyle_5f_MIACME_20_v1.0_20_generic_20_information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5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name-complex="Ubuntu" style:font-size-complex="6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name-complex="Ubuntu" style:font-size-complex="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'Menlo'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'Menlo'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ACME v1.0 cell migration specif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IF YOU HAVE FEEDBACK ON MIACME, PLEASE USE THE LIVE SPREADSHEET TO LEAVE COMMENTS, THANKS: http://tiny.cc/miacme-live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Diagram for MIACME v1.0: <text:s/>https://docs.google.com/drawings/d/1d9lLP0r7IPuCh7d9rSMpVAndttpUyD9Ntozh5Cvg8tc/edit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19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8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7" office:value-type="string" calcext:value-type="string">
            <text:p>The expected number of occurrences for a particular property.</text:p>
          </table:table-cell>
          <table:table-cell table:style-name="ce47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7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Experimental Setup</text:p>
          </table:table-cell>
          <table:covered-table-cell table:number-columns-repeated="11"/>
          <table:table-cell table:style-name="ce65"/>
          <table:table-cell table:number-columns-repeated="1011"/>
        </table:table-row>
        <table:table-row table:style-name="ro1">
          <table:table-cell table:style-name="ce6" office:value-type="string" calcext:value-type="string">
            <text:p>ExperimentalSetup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basicApproach</text:p>
          </table:table-cell>
          <table:table-cell table:style-name="ce24" table:number-columns-repeated="2"/>
          <table:table-cell table:style-name="ce31" office:value-type="string" calcext:value-type="string">
            <text:p>A description of the study type or approach used, such as in vitro, in vivo, in silico.</text:p>
          </table:table-cell>
          <table:table-cell table:style-name="ce24" office:value-type="string" calcext:value-type="string">
            <text:p>string or CV</text:p>
          </table:table-cell>
          <table:table-cell table:style-name="ce25"/>
          <table:table-cell table:style-name="ce24"/>
          <table:table-cell table:style-name="ce24" office:value-type="string" calcext:value-type="string">
            <text:p>MUST</text:p>
          </table:table-cell>
          <table:table-cell table:style-name="ce24"/>
          <table:table-cell table:style-name="ce58" office:value-type="string" calcext:value-type="string">
            <text:p>in vitro, in vivo, in silico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ellModel</text:p>
          </table:table-cell>
          <table:table-cell table:style-name="ce24" table:number-columns-repeated="2"/>
          <table:table-cell table:style-name="ce25" office:value-type="string" calcext:value-type="string">
            <text:p>A description of the cells used in the experiment.</text:p>
            <text:p/>
          </table:table-cell>
          <table:table-cell table:style-name="ce39" office:value-type="string" calcext:value-type="string">
            <text:p>CellModel</text:p>
          </table:table-cell>
          <table:table-cell table:style-name="ce24" office:value-type="string" calcext:value-type="string">
            <text:p>CL,CLO</text:p>
          </table:table-cell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cell line, primary cell, patient-derived Xenograft,Organoid,Synthetic cell,etc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assay</text:p>
          </table:table-cell>
          <table:table-cell table:style-name="ce24" table:number-columns-repeated="2"/>
          <table:table-cell table:style-name="ce31" office:value-type="string" calcext:value-type="string">
            <text:p>The migration/invasion assay for this investigation, and its specifications.</text:p>
          </table:table-cell>
          <table:table-cell table:style-name="ce39" office:value-type="string" calcext:value-type="string">
            <text:p>Assay</text:p>
          </table:table-cell>
          <table:table-cell table:style-name="ce25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58" office:value-type="string" calcext:value-type="string">
            <text:p>single-cell migration, collective cell migration, developmental assay, </text:p>
            <text:p>immune response, chemotaxic, microfluidic, wound-healing, spheroid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treatment</text:p>
          </table:table-cell>
          <table:table-cell table:style-name="ce24" table:number-columns-repeated="2"/>
          <table:table-cell table:style-name="ce31" office:value-type="string" calcext:value-type="string">
            <text:p>The manipulation/perturbation of which the (migratory) effect is being tested.</text:p>
          </table:table-cell>
          <table:table-cell table:style-name="ce39" office:value-type="string" calcext:value-type="string">
            <text:p>Treatment</text:p>
          </table:table-cell>
          <table:table-cell table:style-name="ce25" office:value-type="string" calcext:value-type="string">
            <text:p>ChEBI for compounds, PRO for specific proteins or targetted genes</text:p>
          </table:table-cell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(RNAi, gene construct, chemicals, serum, substrate stiffness) or specific protein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microEnvironment</text:p>
          </table:table-cell>
          <table:table-cell table:style-name="ce24"/>
          <table:table-cell table:style-name="ce25"/>
          <table:table-cell table:style-name="ce31" office:value-type="string" calcext:value-type="string">
            <text:p>The nature or components of the material surrounding/contacting the cells for which migration is tested, including substrate, ECM protein or synthetic counterpart, tissue, other cells or entire organism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5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glass, plastic, ECM, gel collagen, fribronecting OR mouse, dermis, zebrafish, embryo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rganism </text:p>
          </table:table-cell>
          <table:table-cell table:style-name="ce7"/>
          <table:table-cell table:style-name="ce4" office:value-type="string" calcext:value-type="string">
            <text:p>if microEnvironment = tissue</text:p>
          </table:table-cell>
          <table:table-cell table:style-name="ce4" office:value-type="string" calcext:value-type="string">
            <text:p>The organism corresponding to the microEnvironment, if it is a tissue.</text:p>
          </table:table-cell>
          <table:table-cell table:style-name="ce7" office:value-type="string" calcext:value-type="string">
            <text:p>string or CV</text:p>
          </table:table-cell>
          <table:table-cell table:style-name="ce7" office:value-type="string" calcext:value-type="string">
            <text:p>NCBITaxon</text:p>
          </table:table-cell>
          <table:table-cell table:style-name="ce7" office:value-type="string" calcext:value-type="string">
            <text:p>0..n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/>
          <table:table-cell table:style-name="ce20" table:formula="of:=HYPERLINK(&quot;http://purl.obolibrary.org/obo/OBI_0000079&quot;;&quot;OBI_0000079&quot;)" office:value-type="string" office:string-value="OBI_0000079" calcext:value-type="string">
            <text:p>OBI_0000079</text:p>
          </table:table-cell>
          <table:table-cell table:style-name="ce7" office:value-type="string" calcext:value-type="string">
            <text:p>medium</text:p>
          </table:table-cell>
          <table:table-cell table:style-name="ce7"/>
          <table:table-cell table:style-name="ce4" office:value-type="string" calcext:value-type="string">
            <text:p>if basicApproach=in vitro, it must be provided</text:p>
          </table:table-cell>
          <table:table-cell table:style-name="ce4" office:value-type="string" calcext:value-type="string">
            <text:p>Solution used to provide nutritives and motility-assisting additives to migrating cells</text:p>
            <text:p/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37" office:value-type="string" calcext:value-type="string">
            <text:p>Epidermal Growth Factor (EGF) or motility assisted aditive (http://www.ebi.ac.uk/efo/EFO_0003298), Hepatocyte Growth Factor (HGF) (http://www.ebi.ac.uk/efo/EFO_0003303 ), DMEM (solution in definition: http://purl.obolibrary.org/obo/OBI_0000918))</text:p>
          </table:table-cell>
          <table:table-cell table:style-name="ce13" office:value-type="string" calcext:value-type="string">
            <text:p>This descriptor is only relevant for cells in some form of cell culture (in vitro or ex vivo, but not for in vivo)</text:p>
          </table:table-cell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CellModel</text:p>
          </table:table-cell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ellType</text:p>
          </table:table-cell>
          <table:table-cell table:style-name="ce24" table:number-columns-repeated="2"/>
          <table:table-cell table:style-name="ce25" office:value-type="string" calcext:value-type="string">
            <text:p>The type of cell being used in the study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 office:value-type="string" calcext:value-type="string">
            <text:p>CL, CLO</text:p>
          </table:table-cell>
          <table:table-cell table:style-name="ce25" office:value-type="string" calcext:value-type="string">
            <text:p>cell line, primary cell, patient-derived cell, xenograft, organoid, synthetic cell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pecificCellDetails</text:p>
          </table:table-cell>
          <table:table-cell table:style-name="ce24" table:number-columns-repeated="2"/>
          <table:table-cell table:style-name="ce24" office:value-type="string" calcext:value-type="string">
            <text:p>The specific details about the cell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 office:value-type="string" calcext:value-type="string">
            <text:p>CL, CLO</text:p>
          </table:table-cell>
          <table:table-cell table:style-name="ce31" office:value-type="string" calcext:value-type="string">
            <text:p>HT1080 (EFO:0002059), <text:s/>neutrophil (CL:0000775)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organism</text:p>
          </table:table-cell>
          <table:table-cell table:style-name="ce24" table:number-columns-repeated="2"/>
          <table:table-cell table:style-name="ce24" office:value-type="string" calcext:value-type="string">
            <text:p>The organism of origin of the cell.</text:p>
          </table:table-cell>
          <table:table-cell table:style-name="ce24" office:value-type="string" calcext:value-type="string">
            <text:p>string or CV</text:p>
          </table:table-cell>
          <table:table-cell table:style-name="ce24" table:number-columns-repeated="2"/>
          <table:table-cell table:style-name="ce24" office:value-type="string" calcext:value-type="string">
            <text:p>MUST</text:p>
          </table:table-cell>
          <table:table-cell table:style-name="ce24" office:value-type="string" calcext:value-type="string">
            <text:p>NCBITaxonomy</text:p>
          </table:table-cell>
          <table:table-cell table:style-name="ce59" office:value-type="string" calcext:value-type="string">
            <text:p>Homo Sapien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11"/>
          <table:table-cell table:style-name="ce60"/>
          <table:table-cell table:style-name="ce7"/>
          <table:table-cell table:number-columns-repeated="1011"/>
        </table:table-row>
        <table:table-row table:style-name="ro1">
          <table:table-cell table:style-name="ce9" office:value-type="string" calcext:value-type="string">
            <text:p>Assay</text:p>
          </table:table-cell>
          <table:table-cell table:style-name="ce21" table:number-columns-repeated="10"/>
          <table:table-cell table:style-name="ce61"/>
          <table:table-cell table:style-name="ce21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ype</text:p>
          </table:table-cell>
          <table:table-cell table:style-name="ce24" table:number-columns-repeated="2"/>
          <table:table-cell table:style-name="ce24" office:value-type="string" calcext:value-type="string">
            <text:p>The kind of assay.</text:p>
          </table:table-cell>
          <table:table-cell table:style-name="ce24" office:value-type="string" calcext:value-type="string">
            <text:p>string or CV</text:p>
          </table:table-cell>
          <table:table-cell table:style-name="ce25" office:value-type="string" calcext:value-type="string">
            <text:p>OBI (after adding the specific terms)</text:p>
          </table:table-cell>
          <table:table-cell table:style-name="ce24"/>
          <table:table-cell table:style-name="ce24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ellInput</text:p>
          </table:table-cell>
          <table:table-cell table:style-name="ce24" table:number-columns-repeated="2"/>
          <table:table-cell table:style-name="ce25" office:value-type="string" calcext:value-type="string">
            <text:p>The manner in which the cell population is presented at the start of the assay</text:p>
            <text:p/>
          </table:table-cell>
          <table:table-cell table:style-name="ce24" office:value-type="string" calcext:value-type="string">
            <text:p>string or CV</text:p>
          </table:table-cell>
          <table:table-cell table:style-name="ce24" table:number-columns-repeated="2"/>
          <table:table-cell table:style-name="ce24" office:value-type="string" calcext:value-type="string">
            <text:p>MUST</text:p>
          </table:table-cell>
          <table:table-cell table:style-name="ce24" office:value-type="string" calcext:value-type="string">
            <text:p>CL, CLO</text:p>
          </table:table-cell>
          <table:table-cell table:style-name="ce25" office:value-type="string" calcext:value-type="string">
            <text:p>single cells, as a spheroid (a cell aggregate) <text:s/>or as a confluent cell sheet,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Treatment</text:p>
          </table:table-cell>
          <table:table-cell table:style-name="ce22" table:formula="of:=HYPERLINK(&quot;http://www.ebi.ac.uk/efo/EFO_0000727&quot;;&quot;treatment&quot;)" office:value-type="string" office:string-value="treatment" calcext:value-type="string">
            <text:p>treatment</text:p>
          </table:table-cell>
          <table:table-cell table:style-name="ce21" table:number-columns-repeated="11"/>
          <table:table-cell table:number-columns-repeated="1011"/>
        </table:table-row>
        <table:table-row table:style-name="ro1">
          <table:table-cell table:style-name="ce4" office:value-type="string" calcext:value-type="string">
            <text:p>Pairs of factor and factorValues</text:p>
          </table:table-cell>
          <table:table-cell table:style-name="ce7"/>
          <table:table-cell table:style-name="ce24" office:value-type="string" calcext:value-type="string">
            <text:p>factor</text:p>
          </table:table-cell>
          <table:table-cell table:style-name="ce24" table:number-columns-repeated="2"/>
          <table:table-cell table:style-name="ce25" office:value-type="string" calcext:value-type="string">
            <text:p>The nature of the perturbation/intervention/treatment being applied to the biological system. The independent variables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For example, the agent could be RNAi, gene construct, chemical compound, serum, substrate stiffnes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6"/>
          <table:table-cell table:style-name="ce20" table:formula="of:=HYPERLINK(&quot;http://purl.obolibrary.org/obo/STATO_0000265&quot;;&quot;factor level&quot;)" office:value-type="string" office:string-value="factor level" calcext:value-type="string">
            <text:p>factor level</text:p>
          </table:table-cell>
          <table:table-cell table:style-name="ce24" office:value-type="string" calcext:value-type="string">
            <text:p>factorValues</text:p>
          </table:table-cell>
          <table:table-cell table:style-name="ce24" table:number-columns-repeated="2"/>
          <table:table-cell table:style-name="ce25" office:value-type="string" calcext:value-type="string">
            <text:p>Sets of value and unit.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if treatmentType="chemical compound", the values could be N-Formylmethionine Leucyl-Phenylalanine and Vehicle (control)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6"/>
          <table:table-cell table:style-name="ce7" table:number-columns-repeated="5"/>
          <table:table-cell table:style-name="ce6"/>
          <table:table-cell table:style-name="ce7" table:number-columns-repeated="6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ImagingCondition</text:p>
          </table:table-cell>
          <table:covered-table-cell table:number-columns-repeated="11"/>
          <table:table-cell table:style-name="ce13"/>
          <table:table-cell table:number-columns-repeated="1011"/>
        </table:table-row>
        <table:table-row table:style-name="ro1">
          <table:table-cell table:style-name="ce6" office:value-type="string" calcext:value-type="string">
            <text:p>ImagingCondition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modality</text:p>
          </table:table-cell>
          <table:table-cell table:style-name="ce24" table:number-columns-repeated="2"/>
          <table:table-cell table:style-name="ce32" office:value-type="string" calcext:value-type="string">
            <text:p>The type of microscopy used to acquire images.</text:p>
          </table:table-cell>
          <table:table-cell table:style-name="ce24" office:value-type="string" calcext:value-type="string">
            <text:p>string or CV</text:p>
          </table:table-cell>
          <table:table-cell table:style-name="ce25" office:value-type="string" calcext:value-type="string">
            <text:p>Biological imaging methods (FBbi) or Chemical Methods Ontology (CHMO)</text:p>
            <text:p/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confocal microscopy, spinning disk, wide-field, multi-photon, light-sheet, super-resolution, phase-contrast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/>
          <table:table-cell table:style-name="ce8"/>
          <table:table-cell table:style-name="ce24" office:value-type="string" calcext:value-type="string">
            <text:p>imageSequenceType</text:p>
          </table:table-cell>
          <table:table-cell table:style-name="ce24" table:number-columns-repeated="2"/>
          <table:table-cell table:style-name="ce25" office:value-type="string" calcext:value-type="string">
            <text:p>Single or multiple imaging timepoints in the experiment. </text:p>
          </table:table-cell>
          <table:table-cell table:style-name="ce24" office:value-type="string" calcext:value-type="string">
            <text:p>string or CV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25" office:value-type="string" calcext:value-type="string">
            <text:p>endpoint or time-serie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observationPeriod</text:p>
          </table:table-cell>
          <table:table-cell table:style-name="ce24" table:number-columns-repeated="2"/>
          <table:table-cell table:style-name="ce25" office:value-type="string" calcext:value-type="string">
            <text:p>For time-series, it is the timespan since the imaging process starts until it ends. For endpoint, it is the timespan since the starting point until the image is taken.</text:p>
          </table:table-cell>
          <table:table-cell table:style-name="ce24" office:value-type="string" calcext:value-type="string">
            <text:p>real number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25" office:value-type="string" calcext:value-type="string">
            <text:p>MUST, if condition is true</text:p>
          </table:table-cell>
          <table:table-cell table:style-name="ce24"/>
          <table:table-cell table:style-name="ce48" office:value-type="float" office:value="36" calcext:value-type="float">
            <text:p>36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observationPeriodUnit</text:p>
          </table:table-cell>
          <table:table-cell table:style-name="ce24" table:number-columns-repeated="2"/>
          <table:table-cell table:style-name="ce25" office:value-type="string" calcext:value-type="string">
            <text:p>The unit of the observation period.</text:p>
          </table:table-cell>
          <table:table-cell table:style-name="ce24" office:value-type="string" calcext:value-type="string">
            <text:p>string or CV</text:p>
          </table:table-cell>
          <table:table-cell table:style-name="ce25" office:value-type="string" calcext:value-type="string">
            <text:p>UO, branch corresponding time</text:p>
          </table:table-cell>
          <table:table-cell table:style-name="ce48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string" calcext:value-type="string">
            <text:p>hours, minute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imeSeriesInterval</text:p>
          </table:table-cell>
          <table:table-cell table:style-name="ce24"/>
          <table:table-cell table:style-name="ce25" office:value-type="string" calcext:value-type="string">
            <text:p>if imageSequenceType=time-series</text:p>
          </table:table-cell>
          <table:table-cell table:style-name="ce25" office:value-type="string" calcext:value-type="string">
            <text:p>The duration between two sequential frames of the time lapse series.</text:p>
          </table:table-cell>
          <table:table-cell table:style-name="ce24" office:value-type="string" calcext:value-type="string">
            <text:p>real numb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MUST, if condition is true</text:p>
          </table:table-cell>
          <table:table-cell table:style-name="ce24"/>
          <table:table-cell table:style-name="ce48" office:value-type="float" office:value="10" calcext:value-type="float">
            <text:p>10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imeSeriesIntervalUnit</text:p>
          </table:table-cell>
          <table:table-cell table:style-name="ce24"/>
          <table:table-cell table:style-name="ce25" office:value-type="string" calcext:value-type="string">
            <text:p>if imageSequenceType=time-series</text:p>
          </table:table-cell>
          <table:table-cell table:style-name="ce24" office:value-type="string" calcext:value-type="string">
            <text:p>The unit of the time series interval.</text:p>
          </table:table-cell>
          <table:table-cell table:style-name="ce24" office:value-type="string" calcext:value-type="string">
            <text:p>string or CV 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string" calcext:value-type="string">
            <text:p>minutes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hannelDefinition</text:p>
          </table:table-cell>
          <table:table-cell table:style-name="ce24" table:number-columns-repeated="2"/>
          <table:table-cell table:style-name="ce24" office:value-type="string" calcext:value-type="string">
            <text:p>Identification of the label or constrasts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pixels</text:p>
          </table:table-cell>
          <table:table-cell table:style-name="ce24" table:number-columns-repeated="2"/>
          <table:table-cell table:style-name="ce25" office:value-type="string" calcext:value-type="string">
            <text:p>The physical dimension of one picture element in your image.</text:p>
          </table:table-cell>
          <table:table-cell table:style-name="ce39" office:value-type="string" calcext:value-type="string">
            <text:p>Pixels</text:p>
          </table:table-cell>
          <table:table-cell table:style-name="ce24"/>
          <table:table-cell table:style-name="ce24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4"/>
          <table:table-cell table:style-name="ce48" office:value-type="float" office:value="0.01" calcext:value-type="float">
            <text:p>0.01</text:p>
          </table:table-cell>
          <table:table-cell table:style-name="ce24" office:value-type="string" calcext:value-type="string">
            <text:p>for 3D tracking, it will be reconstructed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bjectiveLens</text:p>
          </table:table-cell>
          <table:table-cell table:style-name="ce7" table:number-columns-repeated="2"/>
          <table:table-cell table:style-name="ce4" office:value-type="string" calcext:value-type="string">
            <text:p>Objective manufacturer and objective acronym specifying optical correction, primary use of microscopy method and magnification (may also include immersion medium and/or working distance or field of view)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umericalAperture</text:p>
          </table:table-cell>
          <table:table-cell table:style-name="ce7" table:number-columns-repeated="2"/>
          <table:table-cell table:style-name="ce33" office:value-type="string" calcext:value-type="string">
            <text:p>Value that indicates the light acceptance angle of the objective (</text:p>
            <text:p>determines the light gathering power, resolving power, and depth of </text:p>
            <text:p>field of the objective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Pixel</text:p>
          </table:table-cell>
          <table:table-cell table:style-name="ce21" table:number-columns-repeated="4"/>
          <table:table-cell table:style-name="ce21" office:value-type="string" calcext:value-type="string">
            <text:p>A picture element.</text:p>
          </table:table-cell>
          <table:table-cell table:style-name="ce21" table:number-columns-repeated="4"/>
          <table:table-cell table:style-name="ce4" office:value-type="string" calcext:value-type="string">
            <text:p>see https://docs.openmicroscopy.org/bio-formats/5.8.2/developers/generating-test-images.html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dentifier</text:p>
          </table:table-cell>
          <table:table-cell table:style-name="ce24"/>
          <table:table-cell table:style-name="ce30"/>
          <table:table-cell table:style-name="ce25" office:value-type="string" calcext:value-type="string">
            <text:p>An identifier for the picture element.</text:p>
          </table:table-cell>
          <table:table-cell table:style-name="ce24" office:value-type="string" calcext:value-type="string">
            <text:p>string or UR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6" office:value-type="string" calcext:value-type="string">
            <text:p><text:a xlink:href="https://www.openmicroscopy.org/Schemas/Documentation/Generated/OME-2016-06/ome_xsd.html#Pixels_ID" xlink:type="simple">https://www.openmicroscopy.org/Schemas/Documentation/Generated/OME-2016-06/ome_xsd.html#Pixels_ID</text:a></text:p>
          </table:table-cell>
          <table:table-cell table:style-name="ce48"/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dimensionsOrder</text:p>
          </table:table-cell>
          <table:table-cell table:style-name="ce24"/>
          <table:table-cell table:style-name="ce30"/>
          <table:table-cell table:style-name="ce25" office:value-type="string" calcext:value-type="string">
            <text:p>The order of the dimensions.</text:p>
          </table:table-cell>
          <table:table-cell table:style-name="ce24" office:value-type="string" calcext:value-type="string">
            <text:p>string</text:p>
          </table:table-cell>
          <table:table-cell table:style-name="ce25" office:value-type="string" calcext:value-type="string">
            <text:p>Enum= XYZCT, XYZTC, XYCTZ, XYCZT, XYTCZ, XYTZC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6" office:value-type="string" calcext:value-type="string">
            <text:p><text:a xlink:href="https://www.openmicroscopy.org/Schemas/Documentation/Generated/OME-2016-06/ome_xsd.html#Pixels_DimensionOrder" xlink:type="simple">https://www.openmicroscopy.org/Schemas/Documentation/Generated/OME-2016-06/ome_xsd.html#Pixels_DimensionOrder</text:a></text:p>
          </table:table-cell>
          <table:table-cell table:style-name="ce48"/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ype</text:p>
          </table:table-cell>
          <table:table-cell table:style-name="ce24"/>
          <table:table-cell table:style-name="ce30"/>
          <table:table-cell table:style-name="ce25" office:value-type="string" calcext:value-type="string">
            <text:p>The type of picture element.</text:p>
          </table:table-cell>
          <table:table-cell table:style-name="ce24" office:value-type="string" calcext:value-type="string">
            <text:p>string</text:p>
          </table:table-cell>
          <table:table-cell table:style-name="ce25" office:value-type="string" calcext:value-type="string">
            <text:p>Enum= int8, int16, int32, uint8, uint16, uint32, float, double, complex, double-complex, bit</text:p>
          </table:table-cell>
          <table:table-cell table:style-name="ce24"/>
          <table:table-cell table:style-name="ce24" office:value-type="string" calcext:value-type="string">
            <text:p>MUST</text:p>
          </table:table-cell>
          <table:table-cell table:style-name="ce56" office:value-type="string" calcext:value-type="string">
            <text:p><text:a xlink:href="https://www.openmicroscopy.org/Schemas/Documentation/Generated/OME-2016-06/ome_xsd.html#Pixels_Type" xlink:type="simple">https://www.openmicroscopy.org/Schemas/Documentation/Generated/OME-2016-06/ome_xsd.html#Pixels_Type</text:a></text:p>
          </table:table-cell>
          <table:table-cell table:style-name="ce48"/>
          <table:table-cell table:style-name="ce56" office:value-type="string" calcext:value-type="string">
            <text:p><text:a xlink:href="https://www.openmicroscopy.org/Schemas/Documentation/Generated/OME-2016-06/ome_xsd.html#Pixels_Type" xlink:type="simple">https://www.openmicroscopy.org/Schemas/Documentation/Generated/OME-2016-06/ome_xsd.html#Pixels_Type</text:a>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izeX</text:p>
          </table:table-cell>
          <table:table-cell table:style-name="ce24"/>
          <table:table-cell table:style-name="ce30"/>
          <table:table-cell table:style-name="ce25" office:value-type="string" calcext:value-type="string">
            <text:p>The range one picture element in the image spans in the width dimension. </text:p>
          </table:table-cell>
          <table:table-cell table:style-name="ce24" office:value-type="string" calcext:value-type="string">
            <text:p>positive integ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6" office:value-type="string" calcext:value-type="string">
            <text:p><text:a xlink:href="https://www.openmicroscopy.org/Schemas/Documentation/Generated/OME-2016-06/ome_xsd.html#SizeX" xlink:type="simple">https://www.openmicroscopy.org/Schemas/Documentation/Generated/OME-2016-06/ome_xsd.html#SizeX</text:a></text:p>
          </table:table-cell>
          <table:table-cell table:style-name="ce48" office:value-type="float" office:value="0.01" calcext:value-type="float">
            <text:p>0.01</text:p>
          </table:table-cell>
          <table:table-cell table:style-name="ce24" office:value-type="string" calcext:value-type="string">
            <text:p>for 3D tracking, it will be reconstructed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izeY</text:p>
          </table:table-cell>
          <table:table-cell table:style-name="ce24" table:number-columns-repeated="2"/>
          <table:table-cell table:style-name="ce25" office:value-type="string" calcext:value-type="string">
            <text:p>The range one picture element in the image spans in the height dimension.</text:p>
          </table:table-cell>
          <table:table-cell table:style-name="ce40" office:value-type="string" calcext:value-type="string">
            <text:p>positive integ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6" office:value-type="string" calcext:value-type="string">
            <text:p><text:a xlink:href="https://www.openmicroscopy.org/Schemas/Documentation/Generated/OME-2016-06/ome_xsd.html#SizeY" xlink:type="simple">https://www.openmicroscopy.org/Schemas/Documentation/Generated/OME-2016-06/ome_xsd.html#SizeY</text:a>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5" office:value-type="string" calcext:value-type="string">
            <text:p>sizeZ</text:p>
          </table:table-cell>
          <table:table-cell table:style-name="ce25" table:number-columns-repeated="2"/>
          <table:table-cell table:style-name="ce25" office:value-type="string" calcext:value-type="string">
            <text:p>The range one picture element in the image spans in the depth dimension.</text:p>
          </table:table-cell>
          <table:table-cell table:style-name="ce41" office:value-type="string" calcext:value-type="string">
            <text:p>positive integer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MUST</text:p>
          </table:table-cell>
          <table:table-cell table:style-name="ce56" office:value-type="string" calcext:value-type="string">
            <text:p><text:a xlink:href="https://www.openmicroscopy.org/Schemas/Documentation/Generated/OME-2016-06/ome_xsd.html#SizeZ" xlink:type="simple">https://www.openmicroscopy.org/Schemas/Documentation/Generated/OME-2016-06/ome_xsd.html#SizeZ</text:a>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izeC</text:p>
          </table:table-cell>
          <table:table-cell table:style-name="ce24" table:number-columns-repeated="2"/>
          <table:table-cell table:style-name="ce25" office:value-type="string" calcext:value-type="string">
            <text:p>The number of channels of the picture element.</text:p>
          </table:table-cell>
          <table:table-cell table:style-name="ce24" office:value-type="string" calcext:value-type="string">
            <text:p>positive integ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6" office:value-type="string" calcext:value-type="string">
            <text:p><text:a xlink:href="https://www.openmicroscopy.org/Schemas/Documentation/Generated/OME-2016-06/ome_xsd.html#SizeC" xlink:type="simple">https://www.openmicroscopy.org/Schemas/Documentation/Generated/OME-2016-06/ome_xsd.html#SizeC</text:a>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izeT</text:p>
          </table:table-cell>
          <table:table-cell table:style-name="ce24" table:number-columns-repeated="2"/>
          <table:table-cell table:style-name="ce25" office:value-type="string" calcext:value-type="string">
            <text:p>The number of time points.</text:p>
          </table:table-cell>
          <table:table-cell table:style-name="ce24" office:value-type="string" calcext:value-type="string">
            <text:p>positive integ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6" office:value-type="string" calcext:value-type="string">
            <text:p><text:a xlink:href="https://www.openmicroscopy.org/Schemas/Documentation/Generated/OME-2016-06/ome_xsd.html#SizeT" xlink:type="simple">https://www.openmicroscopy.org/Schemas/Documentation/Generated/OME-2016-06/ome_xsd.html#SizeT</text:a>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X</text:p>
          </table:table-cell>
          <table:table-cell table:style-name="ce7" table:number-columns-repeated="2"/>
          <table:table-cell table:style-name="ce4" office:value-type="string" calcext:value-type="string">
            <text:p>The physical size of the pixel in the width dimension.</text:p>
          </table:table-cell>
          <table:table-cell table:style-name="ce7" office:value-type="string" calcext:value-type="string">
            <text:p>positive real numb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7" office:value-type="string" calcext:value-type="string">
            <text:p><text:a xlink:href="https://www.openmicroscopy.org/Schemas/Documentation/Generated/OME-2016-06/ome_xsd.html#PhysicalSizeX" xlink:type="simple">https://www.openmicroscopy.org/Schemas/Documentation/Generated/OME-2016-06/ome_xsd.html#PhysicalSizeX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XUnit</text:p>
          </table:table-cell>
          <table:table-cell table:style-name="ce7" table:number-columns-repeated="2"/>
          <table:table-cell table:style-name="ce4" office:value-type="string" calcext:value-type="string">
            <text:p>The unit of the physical size of the pixel in the width dimension.</text:p>
          </table:table-cell>
          <table:table-cell table:style-name="ce7" office:value-type="string" calcext:value-type="string">
            <text:p>string or CV</text:p>
          </table:table-cell>
          <table:table-cell table:style-name="ce4" office:value-type="string" calcext:value-type="string">
            <text:p>Enum=Ym, Zm, Em, Pm, Tm, Gm, Mm, km, hm, dam, m, dm, cm, mm, µm, nm, pm, fm, am, zm, ym, Å, thou, li, in, ft, yd, mi, ua, ly, pc, pt, pixel, reference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7" office:value-type="string" calcext:value-type="string">
            <text:p><text:a xlink:href="https://www.openmicroscopy.org/Schemas/Documentation/Generated/OME-2016-06/ome_xsd.html#PhysicalSizeXUnit" xlink:type="simple">https://www.openmicroscopy.org/Schemas/Documentation/Generated/OME-2016-06/ome_xsd.html#PhysicalSizeXUnit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Y</text:p>
          </table:table-cell>
          <table:table-cell table:style-name="ce7" table:number-columns-repeated="2"/>
          <table:table-cell table:style-name="ce4" office:value-type="string" calcext:value-type="string">
            <text:p>The physical size of the pixel in the height dimension.</text:p>
          </table:table-cell>
          <table:table-cell table:style-name="ce7" office:value-type="string" calcext:value-type="string">
            <text:p>positive real numb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7" office:value-type="string" calcext:value-type="string">
            <text:p><text:a xlink:href="https://www.openmicroscopy.org/Schemas/Documentation/Generated/OME-2016-06/ome_xsd.html#PhysicalSizeY" xlink:type="simple">https://www.openmicroscopy.org/Schemas/Documentation/Generated/OME-2016-06/ome_xsd.html#PhysicalSizeY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YUnit</text:p>
          </table:table-cell>
          <table:table-cell table:style-name="ce7" table:number-columns-repeated="2"/>
          <table:table-cell table:style-name="ce4" office:value-type="string" calcext:value-type="string">
            <text:p>The unit of the physical size of the pixel in the height dimension.</text:p>
          </table:table-cell>
          <table:table-cell table:style-name="ce7" office:value-type="string" calcext:value-type="string">
            <text:p>string or CV</text:p>
          </table:table-cell>
          <table:table-cell table:style-name="ce4" office:value-type="string" calcext:value-type="string">
            <text:p>Enum=Ym, Zm, Em, Pm, Tm, Gm, Mm, km, hm, dam, m, dm, cm, mm, µm, nm, pm, fm, am, zm, ym, Å, thou, li, in, ft, yd, mi, ua, ly, pc, pt, pixel, reference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7" office:value-type="string" calcext:value-type="string">
            <text:p><text:a xlink:href="https://www.openmicroscopy.org/Schemas/Documentation/Generated/OME-2016-06/ome_xsd.html#PhysicalSizeYUnit" xlink:type="simple">https://www.openmicroscopy.org/Schemas/Documentation/Generated/OME-2016-06/ome_xsd.html#PhysicalSizeYUnit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Z</text:p>
          </table:table-cell>
          <table:table-cell table:style-name="ce7" table:number-columns-repeated="2"/>
          <table:table-cell table:style-name="ce4" office:value-type="string" calcext:value-type="string">
            <text:p>The physical size of the pixel in the depth dimension.</text:p>
          </table:table-cell>
          <table:table-cell table:style-name="ce7" office:value-type="string" calcext:value-type="string">
            <text:p>positive real numb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7" office:value-type="string" calcext:value-type="string">
            <text:p><text:a xlink:href="https://www.openmicroscopy.org/Schemas/Documentation/Generated/OME-2016-06/ome_xsd.html#PhysicalSizeZ" xlink:type="simple">https://www.openmicroscopy.org/Schemas/Documentation/Generated/OME-2016-06/ome_xsd.html#PhysicalSizeZ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ZUnit</text:p>
          </table:table-cell>
          <table:table-cell table:style-name="ce7" table:number-columns-repeated="2"/>
          <table:table-cell table:style-name="ce4" office:value-type="string" calcext:value-type="string">
            <text:p>The unit of the physical size of the pixel in the depth dimension.</text:p>
          </table:table-cell>
          <table:table-cell table:style-name="ce7" office:value-type="string" calcext:value-type="string">
            <text:p>string or CV</text:p>
          </table:table-cell>
          <table:table-cell table:style-name="ce4" office:value-type="string" calcext:value-type="string">
            <text:p>Enum=Ym, Zm, Em, Pm, Tm, Gm, Mm, km, hm, dam, m, dm, cm, mm, µm, nm, pm, fm, am, zm, ym, Å, thou, li, in, ft, yd, mi, ua, ly, pc, pt, pixel, reference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7" office:value-type="string" calcext:value-type="string">
            <text:p><text:a xlink:href="https://www.openmicroscopy.org/Schemas/Documentation/Generated/OME-2016-06/ome_xsd.html#PhysicalSizeZUnit" xlink:type="simple">https://www.openmicroscopy.org/Schemas/Documentation/Generated/OME-2016-06/ome_xsd.html#PhysicalSizeZUnit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Data</text:p>
          </table:table-cell>
          <table:covered-table-cell table:number-columns-repeated="11"/>
          <table:table-cell table:style-name="ce66"/>
          <table:table-cell table:number-columns-repeated="1011"/>
        </table:table-row>
        <table:table-row table:style-name="ro1">
          <table:table-cell table:style-name="ce6" office:value-type="string" calcext:value-type="string">
            <text:p>Data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asetLicense</text:p>
          </table:table-cell>
          <table:table-cell table:style-name="ce7" table:number-columns-repeated="2"/>
          <table:table-cell table:style-name="ce4" office:value-type="string" calcext:value-type="string">
            <text:p>The terms of use of the whole dataset associated with the study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53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awImages</text:p>
          </table:table-cell>
          <table:table-cell table:style-name="ce7" table:number-columns-repeated="2"/>
          <table:table-cell table:style-name="ce4" office:value-type="string" calcext:value-type="string">
            <text:p>The set of raw imag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53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umberOfRawImages</text:p>
          </table:table-cell>
          <table:table-cell table:style-name="ce7" table:number-columns-repeated="2"/>
          <table:table-cell table:style-name="ce7" office:value-type="string" calcext:value-type="string">
            <text:p>The number of raw images.</text:p>
          </table:table-cell>
          <table:table-cell table:style-name="ce7" office:value-type="string" calcext:value-type="string">
            <text:p>integer</text:p>
          </table:table-cell>
          <table:table-cell table:style-name="ce7" table:number-columns-repeated="2"/>
          <table:table-cell table:style-name="ce53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awImagesLicense</text:p>
          </table:table-cell>
          <table:table-cell table:style-name="ce7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53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ocessedImages</text:p>
          </table:table-cell>
          <table:table-cell table:style-name="ce7" table:number-columns-repeated="2"/>
          <table:table-cell table:style-name="ce4" office:value-type="string" calcext:value-type="string">
            <text:p>The set of processed imag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53" office:value-type="string" calcext:value-type="string">
            <text:p>MAY</text:p>
          </table:table-cell>
          <table:table-cell table:style-name="ce7"/>
          <table:table-cell table:style-name="ce4" office:value-type="string" calcext:value-type="string">
            <text:p>filtered images, deconvoluted images, masked images, images with tracks overlay, traction flow, PIV flow field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ocessedImagesLicense</text:p>
          </table:table-cell>
          <table:table-cell table:style-name="ce7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53" office:value-type="string" calcext:value-type="string">
            <text:p>MAY</text:p>
          </table:table-cell>
          <table:table-cell table:style-name="ce7"/>
          <table:table-cell table:style-name="ce4"/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xtractedFeatures</text:p>
          </table:table-cell>
          <table:table-cell table:style-name="ce7" table:number-columns-repeated="2"/>
          <table:table-cell table:style-name="ce4" office:value-type="string" calcext:value-type="string">
            <text:p>The set of extracted featur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53" office:value-type="string" calcext:value-type="string">
            <text:p>MAY</text:p>
          </table:table-cell>
          <table:table-cell table:style-name="ce7"/>
          <table:table-cell table:style-name="ce4" office:value-type="string" calcext:value-type="string">
            <text:p>trajectories (x, y, t), derived quantities like cell speed, persistence of motion, shape features (cell area, cell solidity, cell perimeter…)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office:value-type="string" calcext:value-type="string">
            <text:p>extractedFeaturesLicense</text:p>
          </table:table-cell>
          <table:table-cell table:style-name="ce10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10" office:value-type="string" calcext:value-type="string">
            <text:p>string or IRI</text:p>
          </table:table-cell>
          <table:table-cell table:style-name="ce10"/>
          <table:table-cell table:style-name="ce50"/>
          <table:table-cell table:style-name="ce54" office:value-type="string" calcext:value-type="string">
            <text:p>MAY</text:p>
          </table:table-cell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 calcext:value-type="string">
            <text:p>extractedFeaturesCurationProcess</text:p>
          </table:table-cell>
          <table:table-cell table:style-name="ce10"/>
          <table:table-cell table:style-name="ce13"/>
          <table:table-cell table:style-name="ce13" office:value-type="string" calcext:value-type="string">
            <text:p>A free text description of what was the curation process applied.</text:p>
          </table:table-cell>
          <table:table-cell table:style-name="ce10" office:value-type="string" calcext:value-type="string">
            <text:p>string</text:p>
          </table:table-cell>
          <table:table-cell table:style-name="ce10"/>
          <table:table-cell table:style-name="ce50"/>
          <table:table-cell table:style-name="ce54" office:value-type="string" calcext:value-type="string">
            <text:p>MAY</text:p>
          </table:table-cell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26"/>
          <table:table-cell table:style-name="ce29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7" table:number-columns-repeated="3"/>
          <table:table-cell table:style-name="ce4"/>
          <table:table-cell table:style-name="ce10"/>
          <table:table-cell table:style-name="ce7"/>
          <table:table-cell table:style-name="ce49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5"/>
          <table:table-cell table:style-name="ce34"/>
          <table:table-cell table:style-name="ce42" table:number-columns-repeated="2"/>
          <table:table-cell table:style-name="ce51" table:number-columns-repeated="2"/>
          <table:table-cell table:style-name="ce12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7" table:number-columns-repeated="3"/>
          <table:table-cell table:style-name="ce4"/>
          <table:table-cell table:style-name="ce7" table:number-columns-repeated="2"/>
          <table:table-cell table:style-name="ce51" table:number-columns-repeated="2"/>
          <table:table-cell table:style-name="ce12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5"/>
          <table:table-cell table:style-name="ce34"/>
          <table:table-cell table:style-name="ce42" table:number-columns-repeated="2"/>
          <table:table-cell table:style-name="ce51" table:number-columns-repeated="2"/>
          <table:table-cell table:style-name="ce12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4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/>
          <table:table-cell table:style-name="ce10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27" table:number-columns-repeated="3"/>
          <table:table-cell table:style-name="ce35"/>
          <table:table-cell table:style-name="ce11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8" table:number-columns-repeated="3"/>
          <table:table-cell table:style-name="ce35"/>
          <table:table-cell table:style-name="ce43" table:number-columns-repeated="2"/>
          <table:table-cell table:style-name="ce52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8" table:number-columns-repeated="3"/>
          <table:table-cell table:style-name="ce35"/>
          <table:table-cell table:style-name="ce27" table:number-columns-repeated="2"/>
          <table:table-cell table:style-name="ce52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8" table:number-columns-repeated="3"/>
          <table:table-cell table:style-name="ce35"/>
          <table:table-cell table:style-name="ce44"/>
          <table:table-cell table:style-name="ce14"/>
          <table:table-cell table:style-name="ce52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8" table:number-columns-repeated="3"/>
          <table:table-cell table:style-name="ce35"/>
          <table:table-cell table:style-name="ce14" table:number-columns-repeated="2"/>
          <table:table-cell table:style-name="ce52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8" table:number-columns-repeated="3"/>
          <table:table-cell table:style-name="ce36"/>
          <table:table-cell table:style-name="ce14" table:number-columns-repeated="2"/>
          <table:table-cell table:style-name="ce52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8" table:number-columns-repeated="3"/>
          <table:table-cell table:style-name="ce36"/>
          <table:table-cell table:style-name="ce14"/>
          <table:table-cell table:style-name="ce46"/>
          <table:table-cell table:style-name="ce52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8" table:number-columns-repeated="3"/>
          <table:table-cell table:style-name="ce35"/>
          <table:table-cell table:style-name="ce27" table:number-columns-repeated="2"/>
          <table:table-cell table:style-name="ce52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3" table:number-columns-repeated="4"/>
          <table:table-cell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/>
          <table:table-cell table:style-name="ce37"/>
          <table:table-cell table:style-name="ce11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1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1"/>
          <table:table-cell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6"/>
          <table:table-cell table:style-name="ce13"/>
          <table:table-cell table:style-name="ce10" table:number-columns-repeated="3"/>
          <table:table-cell table:style-name="ce37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4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7"/>
          <table:table-cell table:style-name="ce23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style-name="ce67" table:number-columns-repeated="19"/>
          <table:table-cell table:number-columns-repeated="992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62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9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9"/>
          <table:table-cell table:style-name="ce47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 table:number-columns-repeated="2"/>
          <table:table-cell table:style-name="ce7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9" table:number-columns-repeated="3"/>
          <table:table-cell table:style-name="ce4"/>
          <table:table-cell table:style-name="ce7" table:number-columns-repeated="2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9" table:number-columns-repeated="3"/>
          <table:table-cell table:style-name="ce4" table:number-columns-repeated="2"/>
          <table:table-cell table:style-name="ce7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9" table:number-columns-repeated="3"/>
          <table:table-cell table:style-name="ce4"/>
          <table:table-cell table:style-name="ce7" table:number-columns-repeated="2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table:number-columns-repeated="3"/>
          <table:table-cell table:style-name="ce13" table:number-columns-repeated="2"/>
          <table:table-cell table:style-name="ce10"/>
          <table:table-cell table:style-name="ce50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/>
          <table:table-cell table:style-name="ce4" table:number-columns-repeated="5"/>
          <table:table-cell table:style-name="ce50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0"/>
          <table:table-cell/>
          <table:table-cell table:style-name="ce10" table:number-columns-repeated="2"/>
          <table:table-cell table:style-name="ce4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4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3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50"/>
          <table:table-cell table:style-name="ce55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8"/>
          <table:table-cell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47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47"/>
          <table:table-cell table:style-name="ce4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5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63"/>
          <table:table-cell table:style-name="ce13"/>
          <table:table-cell table:number-columns-repeated="1011"/>
        </table:table-row>
        <table:table-row table:style-name="ro1" table:number-rows-repeated="6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 table:number-columns-repeated="2"/>
          <table:table-cell table:style-name="ce50"/>
          <table:table-cell table:style-name="ce10"/>
          <table:table-cell table:number-columns-repeated="1014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/>
          <table:table-cell table:style-name="ce13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50"/>
          <table:table-cell table:style-name="ce55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9"/>
          <table:table-cell table:style-name="ce47"/>
          <table:table-cell table:style-name="ce7"/>
          <table:table-cell table:style-name="ce47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9" table:number-columns-repeated="2"/>
          <table:table-cell table:style-name="ce7"/>
          <table:table-cell table:style-name="ce47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6"/>
          <table:table-cell table:number-columns-repeated="4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/>
          <table:table-cell table:style-name="ce10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/>
          <table:table-cell table:style-name="ce10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6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3"/>
          <table:table-cell table:style-name="ce6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3"/>
          <table:table-cell table:style-name="ce10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26"/>
          <table:table-cell table:style-name="ce29"/>
          <table:table-cell table:style-name="ce13" table:number-columns-repeated="2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7" table:number-columns-repeated="3"/>
          <table:table-cell table:style-name="ce4"/>
          <table:table-cell table:style-name="ce10"/>
          <table:table-cell table:style-name="ce7"/>
          <table:table-cell table:style-name="ce49" table:number-columns-repeated="2"/>
          <table:table-cell table:style-name="ce13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 table:style-name="ce10"/>
          <table:table-cell table:style-name="ce55"/>
          <table:table-cell table:style-name="ce13"/>
          <table:table-cell table:style-name="ce68" table:number-columns-repeated="19"/>
          <table:table-cell table:number-columns-repeated="992"/>
        </table:table-row>
        <table:table-row table:style-name="ro1">
          <table:table-cell table:number-columns-repeated="2"/>
          <table:table-cell table:style-name="ce10"/>
          <table:table-cell/>
          <table:table-cell table:style-name="ce13" table:number-columns-repeated="2"/>
          <table:table-cell table:style-name="ce10"/>
          <table:table-cell table:style-name="ce13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/>
          <table:table-cell/>
          <table:table-cell table:style-name="ce13" table:number-columns-repeated="2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2">
          <table:table-cell table:style-name="ce11"/>
          <table:table-cell table:style-name="ce10" table:number-columns-repeated="2"/>
          <table:table-cell/>
          <table:table-cell table:style-name="ce13" table:number-columns-repeated="2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3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 table:number-columns-repeated="3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45"/>
          <table:table-cell table:style-name="ce13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 table:number-columns-repeated="3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/>
          <table:table-cell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3"/>
          <table:table-cell table:style-name="ce4"/>
          <table:table-cell table:style-name="ce6"/>
          <table:table-cell table:style-name="ce7"/>
          <table:table-cell table:style-name="ce49" table:number-columns-repeated="2"/>
          <table:table-cell table:style-name="ce7"/>
          <table:table-cell table:style-name="ce47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13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50" table:number-columns-repeated="2"/>
          <table:table-cell/>
          <table:table-cell table:style-name="ce10"/>
          <table:table-cell table:style-name="ce13"/>
          <table:table-cell table:number-columns-repeated="1011"/>
        </table:table-row>
        <table:table-row table:style-name="ro1" table:number-rows-repeated="931">
          <table:table-cell table:number-columns-repeated="5"/>
          <table:table-cell table:style-name="ce13"/>
          <table:table-cell table:number-columns-repeated="2"/>
          <table:table-cell table:style-name="ce50" table:number-columns-repeated="2"/>
          <table:table-cell/>
          <table:table-cell table:style-name="ce55"/>
          <table:table-cell table:style-name="ce13"/>
          <table:table-cell table:number-columns-repeated="1011"/>
        </table:table-row>
        <table:table-row table:style-name="ro3" table:number-rows-repeated="1047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ACME v1.0 generic information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1016" table:default-cell-style-name="Default"/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3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8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7" office:value-type="string" calcext:value-type="string">
            <text:p>The expected number of occurrences for a particular property.</text:p>
          </table:table-cell>
          <table:table-cell table:style-name="ce47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7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Study</text:p>
          </table:table-cell>
          <table:covered-table-cell table:number-columns-repeated="11"/>
          <table:table-cell table:style-name="ce82"/>
          <table:table-cell table:number-columns-repeated="1011"/>
        </table:table-row>
        <table:table-row table:style-name="ro1">
          <table:table-cell table:style-name="ce69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Investigation</text:p>
          </table:table-cell>
          <table:table-cell table:style-name="ce71" table:formula="of:=HYPERLINK(&quot;http://purl.obolibrary.org/obo/OBI_0000011&quot;;&quot;planned process&quot;)" office:value-type="string" office:string-value="planned process" calcext:value-type="string">
            <text:p>planned process</text:p>
          </table:table-cell>
          <table:table-cell table:style-name="ce7" table:number-columns-repeated="3"/>
          <table:table-cell table:style-name="ce4" office:value-type="string" calcext:value-type="string">
            <text:p>A planned activity that involves one or more studies.</text:p>
          </table:table-cell>
          <table:table-cell table:style-name="ce7" table:number-columns-repeated="4"/>
          <table:table-cell table:style-name="ce4" office:value-type="string" calcext:value-type="string">
            <text:p>CellMissy schema (project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</text:p>
          </table:table-cell>
          <table:table-cell table:style-name="ce7" table:number-columns-repeated="2"/>
          <table:table-cell table:style-name="ce4" office:value-type="string" calcext:value-type="string">
            <text:p>Primary identifier for the investigation. Ideally, a persistent identifier but an internal user identifier at a minimum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4" office:value-type="string" calcext:value-type="string">
            <text:p>CellMissy schema (project.projectNumber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investig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description</text:p>
          </table:table-cell>
          <table:table-cell table:style-name="ce24" table:number-columns-repeated="2"/>
          <table:table-cell table:style-name="ce25" office:value-type="string" calcext:value-type="string">
            <text:p>A textual narrative comprised of one or more statements about the investigation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project.description)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ontacts</text:p>
          </table:table-cell>
          <table:table-cell table:style-name="ce24" table:number-columns-repeated="2"/>
          <table:table-cell table:style-name="ce75" office:value-type="string" calcext:value-type="string">
            <text:p>The person(s) who contributed to the investigation, such as the Principal Investigator, corresponding author in related publications or other researchers involved.</text:p>
          </table:table-cell>
          <table:table-cell table:style-name="ce39" office:value-type="string" calcext:value-type="string">
            <text:p>Person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user), Survey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3" office:value-type="string" calcext:value-type="string">
            <text:p>studies</text:p>
            <text:p/>
          </table:table-cell>
          <table:table-cell table:style-name="ce24" table:number-columns-repeated="2"/>
          <table:table-cell table:style-name="ce75" office:value-type="string" calcext:value-type="string">
            <text:p>The studies associated with the Investigation.</text:p>
          </table:table-cell>
          <table:table-cell table:style-name="ce70" office:value-type="string" calcext:value-type="string">
            <text:p>Study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6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acknowledges</text:p>
          </table:table-cell>
          <table:table-cell table:style-name="ce7" table:number-columns-repeated="2"/>
          <table:table-cell table:style-name="ce76" office:value-type="string" calcext:value-type="string">
            <text:p>The grant(s) which funded and supported the investigation.</text:p>
          </table:table-cell>
          <table:table-cell table:style-name="ce77" office:value-type="string" calcext:value-type="string">
            <text:p>Grant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office:value-type="string" calcext:value-type="string">
            <text:p>ISA/DATS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conclusions</text:p>
          </table:table-cell>
          <table:table-cell table:style-name="ce7" table:number-columns-repeated="2"/>
          <table:table-cell table:style-name="ce76" office:value-type="string" calcext:value-type="string">
            <text:p>A set of statements summarizing the findings of the investigation. It could be a URI referring to a nanopublication.</text:p>
            <text:p/>
          </table:table-cell>
          <table:table-cell table:style-name="ce29" office:value-type="string" calcext:value-type="string">
            <text:p>string or URL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9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Study</text:p>
          </table:table-cell>
          <table:table-cell table:style-name="ce72" table:formula="of:=HYPERLINK(&quot;http://purl.obolibrary.org/obo/OBI_0000066&quot;;&quot;investigation&quot;)" office:value-type="string" office:string-value="investigation" calcext:value-type="string">
            <text:p>investigation</text:p>
          </table:table-cell>
          <table:table-cell table:style-name="ce7" table:number-columns-repeated="3"/>
          <table:table-cell table:style-name="ce4" office:value-type="string" calcext:value-type="string">
            <text:p>A planned activity that consists on study planning, study design execution,  documentation and which produces conclusion(s).</text:p>
            <text:p/>
          </table:table-cell>
          <table:table-cell table:style-name="ce7" table:number-columns-repeated="6"/>
          <table:table-cell table:style-name="ce4" office:value-type="string" calcext:value-type="string">
            <text:p>in CellMissy, in vitro experiments only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24" office:value-type="string" calcext:value-type="string">
            <text:p>identifier</text:p>
          </table:table-cell>
          <table:table-cell table:style-name="ce24" table:number-columns-repeated="2"/>
          <table:table-cell table:style-name="ce25" office:value-type="string" calcext:value-type="string">
            <text:p>Primary identifier for the study or experiment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24" office:value-type="string" calcext:value-type="string">
            <text:p>identifierSource</text:p>
          </table:table-cell>
          <table:table-cell table:style-name="ce24" table:number-columns-repeated="2"/>
          <table:table-cell table:style-name="ce25" office:value-type="string" calcext:value-type="string">
            <text:p>Information about the organisation or namespace responsible for creating and maintaining the identifier.</text:p>
          </table:table-cell>
          <table:table-cell table:style-name="ce24" table:number-columns-repeated="2"/>
          <table:table-cell table:style-name="ce48" table:number-columns-repeated="2"/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itle</text:p>
          </table:table-cell>
          <table:table-cell table:style-name="ce24" table:number-columns-repeated="2"/>
          <table:table-cell table:style-name="ce25" office:value-type="string" calcext:value-type="string">
            <text:p>A short sentence naming the study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description</text:p>
          </table:table-cell>
          <table:table-cell table:style-name="ce74" table:formula="of:=HYPERLINK(&quot;http://purl.obolibrary.org/obo/OBI_0001615 &quot;;&quot;investigation description&quot;)" office:value-type="string" office:string-value="investigation description" calcext:value-type="string">
            <text:p>investigation description</text:p>
          </table:table-cell>
          <table:table-cell table:style-name="ce24"/>
          <table:table-cell table:style-name="ce25" office:value-type="string" calcext:value-type="string">
            <text:p>A textual narrative comprised of one or more statements about the study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experiment.purpose)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ype</text:p>
          </table:table-cell>
          <table:table-cell table:style-name="ce24" table:number-columns-repeated="2"/>
          <table:table-cell table:style-name="ce25" office:value-type="string" calcext:value-type="string">
            <text:p>The type of study.</text:p>
            <text:p/>
          </table:table-cell>
          <table:table-cell table:style-name="ce24" office:value-type="string" calcext:value-type="string">
            <text:p>string or CV</text:p>
            <text:p/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80" office:value-type="string" calcext:value-type="string">
            <text:p>http://onlinelibrary.wiley.com/doi/10.1034/j.1600-0854.2002.30105.x/epdf <text:s/>and https://www.ncbi.nlm.nih.gov/pmc/articles/PMC4602067/</text:p>
          </table:table-cell>
          <table:table-cell table:style-name="ce81" office:value-type="string" calcext:value-type="string">
            <text:p>xy or 2D migration+end-point; xyz:3D migration (focal planes + end-point; xyt 2D migration in time (either time-lapse or discrete time points), xyzt, xyC (C channels, spectral measurements); 5D concept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contacts</text:p>
          </table:table-cell>
          <table:table-cell table:style-name="ce24" table:number-columns-repeated="2"/>
          <table:table-cell table:style-name="ce75" office:value-type="string" calcext:value-type="string">
            <text:p>The person(s) which contributed to the study, such as the Principal Investigator/corresponding author in publications or other researchers involved.</text:p>
          </table:table-cell>
          <table:table-cell table:style-name="ce39" office:value-type="string" calcext:value-type="string">
            <text:p>Person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user), Survey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experimentalSetup</text:p>
          </table:table-cell>
          <table:table-cell table:style-name="ce24" table:number-columns-repeated="2"/>
          <table:table-cell table:style-name="ce25" office:value-type="string" calcext:value-type="string">
            <text:p>Set of properties that in combination describe the experiment or experiments in the study.</text:p>
          </table:table-cell>
          <table:table-cell table:style-name="ce39" office:value-type="string" calcext:value-type="string">
            <text:p>ExperimentalSetup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5" office:value-type="string" calcext:value-type="string">
            <text:p>CellMissy(PlateCondition)</text:p>
          </table:table-cell>
          <table:table-cell table:style-name="ce24"/>
          <table:table-cell table:style-name="ce25" office:value-type="string" calcext:value-type="string">
            <text:p>Need to agree on the name: experimental condition?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magingCondition</text:p>
          </table:table-cell>
          <table:table-cell table:style-name="ce24" table:number-columns-repeated="2"/>
          <table:table-cell table:style-name="ce25" office:value-type="string" calcext:value-type="string">
            <text:p>The settings used for imaging.</text:p>
          </table:table-cell>
          <table:table-cell table:style-name="ce39" office:value-type="string" calcext:value-type="string">
            <text:p>ImagingCondition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a</text:p>
          </table:table-cell>
          <table:table-cell table:style-name="ce7" table:number-columns-repeated="2"/>
          <table:table-cell table:style-name="ce4" office:value-type="string" calcext:value-type="string">
            <text:p>The data generated in this study.</text:p>
          </table:table-cell>
          <table:table-cell table:style-name="ce6" office:value-type="string" calcext:value-type="string">
            <text:p>Data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s</text:p>
          </table:table-cell>
          <table:table-cell table:style-name="ce7" table:number-columns-repeated="2"/>
          <table:table-cell table:style-name="ce4" office:value-type="string" calcext:value-type="string">
            <text:p>Dates relevant to the study. </text:p>
            <text:p/>
          </table:table-cell>
          <table:table-cell table:style-name="ce6" office:value-type="string" calcext:value-type="string">
            <text:p>Date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4" office:value-type="string" calcext:value-type="string">
            <text:p>CellMissy(experiment.experimentDate)</text:p>
          </table:table-cell>
          <table:table-cell table:style-name="ce47" office:value-type="string" calcext:value-type="string">
            <text:p>start date, publication dat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6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acknowledges</text:p>
          </table:table-cell>
          <table:table-cell table:style-name="ce7" table:number-columns-repeated="2"/>
          <table:table-cell table:style-name="ce76" office:value-type="string" calcext:value-type="string">
            <text:p>The grant(s) which funded and supported the investigation.</text:p>
          </table:table-cell>
          <table:table-cell table:style-name="ce77" office:value-type="string" calcext:value-type="string">
            <text:p>Grant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office:value-type="string" calcext:value-type="string">
            <text:p>ISA experience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conclusions</text:p>
          </table:table-cell>
          <table:table-cell table:style-name="ce7" table:number-columns-repeated="2"/>
          <table:table-cell table:style-name="ce76" office:value-type="string" calcext:value-type="string">
            <text:p>A set of statements summarizing the findings of the study. It could be a URI referring to a nanopublication.</text:p>
            <text:p/>
          </table:table-cell>
          <table:table-cell table:style-name="ce7" office:value-type="string" calcext:value-type="string">
            <text:p>string or URL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 table:number-columns-repeated="2"/>
          <table:table-cell table:style-name="ce7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9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Date</text:p>
          </table:table-cell>
          <table:table-cell table:style-name="ce7" table:number-columns-repeated="4"/>
          <table:table-cell table:style-name="ce4" office:value-type="string" calcext:value-type="string">
            <text:p>A date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date</text:p>
          </table:table-cell>
          <table:table-cell table:style-name="ce24" table:number-columns-repeated="2"/>
          <table:table-cell table:style-name="ce25" office:value-type="string" calcext:value-type="string">
            <text:p>A string representing a date.</text:p>
          </table:table-cell>
          <table:table-cell table:style-name="ce25" office:value-type="string" calcext:value-type="string">
            <text:p>string compliant with ISO8601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type</text:p>
          </table:table-cell>
          <table:table-cell table:style-name="ce24" table:number-columns-repeated="2"/>
          <table:table-cell table:style-name="ce25" office:value-type="string" calcext:value-type="string">
            <text:p>The type of date.</text:p>
          </table:table-cell>
          <table:table-cell table:style-name="ce25"/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/>
          <table:table-cell table:style-name="ce81" office:value-type="string" calcext:value-type="string">
            <text:p>publication date, release date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69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Person</text:p>
          </table:table-cell>
          <table:table-cell table:style-name="ce7" table:number-columns-repeated="4"/>
          <table:table-cell table:style-name="ce4" office:value-type="string" calcext:value-type="string">
            <text:p>A human being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dentifier</text:p>
          </table:table-cell>
          <table:table-cell table:style-name="ce24" table:number-columns-repeated="2"/>
          <table:table-cell table:style-name="ce25" office:value-type="string" calcext:value-type="string">
            <text:p>A persistent identifier of the person, it should be an ORCID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dentifierSource</text:p>
          </table:table-cell>
          <table:table-cell table:style-name="ce24" table:number-columns-repeated="2"/>
          <table:table-cell table:style-name="ce25" office:value-type="string" calcext:value-type="string">
            <text:p>Information about the organisation or namespace responsible for creating and maintaining the identifier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mail</text:p>
          </table:table-cell>
          <table:table-cell table:style-name="ce7" table:number-columns-repeated="2"/>
          <table:table-cell table:style-name="ce4" office:value-type="string" calcext:value-type="string">
            <text:p>The email address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1..n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firstName</text:p>
          </table:table-cell>
          <table:table-cell table:style-name="ce7" table:number-columns-repeated="2"/>
          <table:table-cell table:style-name="ce4" office:value-type="string" calcext:value-type="string">
            <text:p>The given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lastName</text:p>
          </table:table-cell>
          <table:table-cell table:style-name="ce7" table:number-columns-repeated="2"/>
          <table:table-cell table:style-name="ce4" office:value-type="string" calcext:value-type="string">
            <text:p>The family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ffiliations</text:p>
          </table:table-cell>
          <table:table-cell table:style-name="ce7" table:number-columns-repeated="2"/>
          <table:table-cell table:style-name="ce4" office:value-type="string" calcext:value-type="string">
            <text:p>The organizations to which the person is associated with.</text:p>
          </table:table-cell>
          <table:table-cell table:style-name="ce6" office:value-type="string" calcext:value-type="string">
            <text:p>Organization</text:p>
            <text:p/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oles</text:p>
          </table:table-cell>
          <table:table-cell table:style-name="ce7" table:number-columns-repeated="2"/>
          <table:table-cell table:style-name="ce4" office:value-type="string" calcext:value-type="string">
            <text:p>The roles assumed by the person. Ideally from a controlled vocabulary or ontology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9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Publication</text:p>
          </table:table-cell>
          <table:table-cell table:style-name="ce7" table:number-columns-repeated="4"/>
          <table:table-cell table:style-name="ce4" office:value-type="string" calcext:value-type="string">
            <text:p>An article, report, or generally a document describing the study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identifier</text:p>
          </table:table-cell>
          <table:table-cell table:style-name="ce24" table:number-columns-repeated="2"/>
          <table:table-cell table:style-name="ce25" office:value-type="string" calcext:value-type="string">
            <text:p>A persistent identifier for the publication, it should be a DOI or pubmed identifier</text:p>
          </table:table-cell>
          <table:table-cell table:style-name="ce24" office:value-type="string" calcext:value-type="string">
            <text:p>string or URL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public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Venue</text:p>
          </table:table-cell>
          <table:table-cell table:style-name="ce7" table:number-columns-repeated="2"/>
          <table:table-cell table:style-name="ce4" office:value-type="string" calcext:value-type="string">
            <text:p>The venue where the publication appears (journal, publishing platform etc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uthors</text:p>
          </table:table-cell>
          <table:table-cell table:style-name="ce7" table:number-columns-repeated="2"/>
          <table:table-cell table:style-name="ce4" office:value-type="string" calcext:value-type="string">
            <text:p>The list of authors that appear on the publication.</text:p>
          </table:table-cell>
          <table:table-cell table:style-name="ce6" office:value-type="string" calcext:value-type="string">
            <text:p>Person</text:p>
          </table:table-cell>
          <table:table-cell table:style-name="ce7"/>
          <table:table-cell table:style-name="ce49" office:value-type="string" calcext:value-type="string">
            <text:p>0..n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4" office:value-type="string" calcext:value-type="string">
            <text:p>The publication date.</text:p>
          </table:table-cell>
          <table:table-cell table:style-name="ce6" office:value-type="string" calcext:value-type="string">
            <text:p>Date[type='publication']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9" table:number-columns-repeated="13"/>
          <table:table-cell table:number-columns-repeated="1011"/>
        </table:table-row>
        <table:table-row table:style-name="ro1">
          <table:table-cell table:style-name="ce70" office:value-type="string" calcext:value-type="string">
            <text:p>Grant</text:p>
          </table:table-cell>
          <table:table-cell table:style-name="ce7" table:number-columns-repeated="4"/>
          <table:table-cell table:style-name="ce76" office:value-type="string" calcext:value-type="string">
            <text:p>An allocated sum of funds given by a government or other organization for a particular purpose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identifier</text:p>
          </table:table-cell>
          <table:table-cell table:style-name="ce7" table:number-columns-repeated="2"/>
          <table:table-cell table:style-name="ce76" office:value-type="string" calcext:value-type="string">
            <text:p>Primary identifier for the grant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3" office:value-type="string" calcext:value-type="string">
            <text:p>name</text:p>
          </table:table-cell>
          <table:table-cell table:style-name="ce24" table:number-columns-repeated="2"/>
          <table:table-cell table:style-name="ce75" office:value-type="string" calcext:value-type="string">
            <text:p>The name of the grant and its funding program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3" office:value-type="string" calcext:value-type="string">
            <text:p>funders</text:p>
          </table:table-cell>
          <table:table-cell table:style-name="ce24" table:number-columns-repeated="2"/>
          <table:table-cell table:style-name="ce75" office:value-type="string" calcext:value-type="string">
            <text:p>The person(s) or organization(s) which has awarded the funds supporting the project.</text:p>
          </table:table-cell>
          <table:table-cell table:style-name="ce78" office:value-type="string" calcext:value-type="string">
            <text:p>(Person or Organization) and role funder</text:p>
          </table:table-cell>
          <table:table-cell table:style-name="ce24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MUST</text:p>
          </table:table-cell>
          <table:table-cell table:style-name="ce24" table:number-columns-repeated="3"/>
          <table:table-cell table:number-columns-repeated="1011"/>
        </table:table-row>
        <table:table-row table:style-name="ro1">
          <table:table-cell table:style-name="ce69" table:number-columns-repeated="13"/>
          <table:table-cell table:number-columns-repeated="1011"/>
        </table:table-row>
        <table:table-row table:style-name="ro1">
          <table:table-cell table:style-name="ce39" office:value-type="string" calcext:value-type="string">
            <text:p>Organization</text:p>
          </table:table-cell>
          <table:table-cell table:style-name="ce7" table:number-columns-repeated="4"/>
          <table:table-cell table:style-name="ce76" office:value-type="string" calcext:value-type="string">
            <text:p>Legal or physical entity corresponding to a business or administration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3" office:value-type="string" calcext:value-type="string">
            <text:p>identifier</text:p>
          </table:table-cell>
          <table:table-cell table:style-name="ce7" table:number-columns-repeated="2"/>
          <table:table-cell table:style-name="ce76" office:value-type="string" calcext:value-type="string">
            <text:p>Primary identifier for the organisation.</text:p>
          </table:table-cell>
          <table:table-cell table:style-name="ce7"/>
          <table:table-cell table:style-name="ce79" office:value-type="string" calcext:value-type="string">
            <text:p>For funders, fundref</text:p>
          </table:table-cell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9" office:value-type="string" calcext:value-type="string">
            <text:p>0..1</text:p>
          </table:table-cell>
          <table:table-cell table:style-name="ce49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3" office:value-type="string" calcext:value-type="string">
            <text:p>name</text:p>
          </table:table-cell>
          <table:table-cell table:style-name="ce24" table:number-columns-repeated="2"/>
          <table:table-cell table:style-name="ce75" office:value-type="string" calcext:value-type="string">
            <text:p>The name of the organization.</text:p>
          </table:table-cell>
          <table:table-cell table:style-name="ce24" office:value-type="string" calcext:value-type="string">
            <text:p>string</text:p>
          </table:table-cell>
          <table:table-cell table:style-name="ce24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24"/>
          <table:table-cell table:style-name="ce81" office:value-type="string" calcext:value-type="string">
            <text:p>University of Oxford</text:p>
          </table:table-cell>
          <table:table-cell table:style-name="ce24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3">
        <table:table-column table:style-name="co22" table:default-cell-style-name="Default"/>
        <table:table-column table:style-name="co14" table:number-columns-repeated="1023" table:default-cell-style-name="Default"/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The MIACME checklist is defined by the compulsory elements in the model presented here.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SOURCES OF INFORM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>
            <text:p>CellMissy XSD</text:p>
          </table:table-cell>
          <table:table-cell table:style-name="ce10"/>
          <table:table-cell table:style-name="ce83" office:value-type="string" calcext:value-type="string">
            <text:p><text:a xlink:href="http://genesis.ugent.be/uvpublicdata/cellmissy/cellmissySchema.xsd" xlink:type="simple">http://genesis.ugent.be/uvpublicdata/cellmissy/cellmissySchema.xsd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ellMissy sql schema</text:p>
          </table:table-cell>
          <table:table-cell table:style-name="ce10"/>
          <table:table-cell table:style-name="ce83" office:value-type="string" calcext:value-type="string">
            <text:p><text:a xlink:href="http://genesis.ugent.be/uvpublicdata/cellmissy/cellmissy_schema_1.0.4.sql" xlink:type="simple">http://genesis.ugent.be/uvpublicdata/cellmissy/cellmissy_schema_1.0.4.sql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MSO First Workshop</text:p>
            <text:p/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Ranking spreadsheet</text:p>
          </table:table-cell>
          <table:table-cell table:style-name="ce10"/>
          <table:table-cell table:style-name="ce84" office:value-type="string" calcext:value-type="string">
            <text:p><text:a xlink:href="http://tiny.cc/miacme-ranking" xlink:type="simple">http://tiny.cc/miacme-ranking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rvey</text:p>
          </table:table-cell>
          <table:table-cell table:style-name="ce10"/>
          <table:table-cell table:style-name="ce84" office:value-type="string" calcext:value-type="string">
            <text:p><text:a xlink:href="http://tiny.cc/miacme-survey" xlink:type="simple">http://tiny.cc/miacme-survey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ACME_20_v1.0_20_cell_20_migration_20_specific" style:display-name="PageStyle_MIACME v1.0 cell migration specif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ACME_20_v1.0_20_generic_20_information" style:display-name="PageStyle_MIACME v1.0 generic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31" meta:object-count="0"/>
    <meta:generator>LibreOfficeDev/6.0.5.2$Linux_X86_64 LibreOffice_project/</meta:generator>
  </office:meta>
</office:document-meta>
</file>